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905cm"/>
    </style:style>
    <style:style style:name="gr2" style:family="graphic" style:parent-style-name="standard">
      <style:graphic-properties draw:stroke="solid" svg:stroke-color="#000000" draw:fill="none" draw:fill-color="#ffffff" fo:min-height="1.906cm"/>
    </style:style>
    <style:style style:name="gr3" style:family="graphic" style:parent-style-name="standard">
      <style:graphic-properties draw:stroke="solid" svg:stroke-color="#000000" draw:fill="none" draw:fill-color="#ffffff" fo:min-height="1.655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solid" draw:fill-color="#cccccc" fo:min-height="1.90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Trebuchet MS'" style:font-family-generic="swiss" style:font-pitch="variable" fo:font-size="15pt" style:font-size-asian="15pt" style:font-size-complex="15pt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3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fo:color="#00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10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11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12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1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14" style:family="text">
      <style:text-properties fo:font-family="'Trebuchet MS'" style:font-family-generic="swiss" style:font-pitch="variable" fo:font-size="15pt" fo:font-style="normal" style:font-size-asian="15pt" style:font-style-asian="normal" style:font-size-complex="15pt" style:font-style-complex="normal"/>
    </style:style>
    <style:style style:name="T15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6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fo:color="#00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2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3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4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5" style:family="text">
      <style:text-properties style:text-position="sub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6" style:family="text">
      <style:text-properties style:text-position="0% 100%" fo:font-family="'Trebuchet MS'" style:font-style-name="Normal" style:font-family-generic="swiss" style:font-pitch="variable" fo:font-size="12pt" fo:font-style="normal" style:font-family-asian="'Trebuchet MS'" style:font-style-name-asian="Normal" style:font-family-generic-asian="swiss" style:font-pitch-asian="variable" style:font-size-asian="12pt" style:font-style-asian="normal" style:font-family-complex="'Trebuchet MS'" style:font-style-name-complex="Normal" style:font-family-generic-complex="swiss" style:font-pitch-complex="variable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8" draw:layer="layout" svg:width="8.255cm" svg:height="2.155cm" svg:x="1.143cm" svg:y="4.064cm">
          <draw:text-box>
            <text:p text:style-name="P1"><text:span text:style-name="T1">A.</text:span><text:span text:style-name="T2"> Advect Base Density</text:span></text:p>
            <text:p text:style-name="P1"><text:span text:style-name="T3">ρ</text:span><text:span text:style-name="T4">(1)</text:span><text:span text:style-name="T5">, (</text:span><text:span text:style-name="T3">ρh)</text:span><text:span text:style-name="T4">(1)</text:span><text:span text:style-name="T3">, (ρX</text:span><text:span text:style-name="T6">k</text:span><text:span text:style-name="T7">)</text:span><text:span text:style-name="T4">(1)</text:span><text:span text:style-name="T3">, T</text:span><text:span text:style-name="T4">(1)</text:span><text:span text:style-name="T7"> </text:span></text:p>
            <text:p text:style-name="P1"><text:span text:style-name="T8">ρ</text:span><text:span text:style-name="T9">0</text:span><text:span text:style-name="T10">(2a)</text:span><text:span text:style-name="T11">, p</text:span><text:span text:style-name="T12">0</text:span><text:span text:style-name="T13">n</text:span><text:span text:style-name="T11">, (ρh)</text:span><text:span text:style-name="T12">0</text:span><text:span text:style-name="T13">n</text:span></text:p>
          </draw:text-box>
        </draw:frame>
        <draw:frame draw:style-name="gr2" draw:text-style-name="P2" draw:id="id7" draw:layer="layout" svg:width="8.255cm" svg:height="2.156cm" svg:x="1.143cm" svg:y="13.589cm">
          <draw:text-box>
            <text:p text:style-name="P1"><text:span text:style-name="T14">D.</text:span><text:span text:style-name="T2"> Correct Base Density</text:span></text:p>
            <text:p text:style-name="P1"><text:span text:style-name="T15">ρ</text:span><text:span text:style-name="T16">(2)</text:span><text:span text:style-name="T17">, (</text:span><text:span text:style-name="T15">ρh)</text:span><text:span text:style-name="T16">(1)</text:span><text:span text:style-name="T15">, (ρX</text:span><text:span text:style-name="T18">k</text:span><text:span text:style-name="T19">)</text:span><text:span text:style-name="T16">(2)</text:span><text:span text:style-name="T15">, T</text:span><text:span text:style-name="T16">(1)</text:span><text:span text:style-name="T19"> </text:span></text:p>
            <text:p text:style-name="P1"><text:span text:style-name="T8">ρ</text:span><text:span text:style-name="T9">0</text:span><text:span text:style-name="T10">n+1</text:span><text:span text:style-name="T11">, p</text:span><text:span text:style-name="T12">0</text:span><text:span text:style-name="T13">n</text:span><text:span text:style-name="T11">, (ρh)</text:span><text:span text:style-name="T12">0</text:span><text:span text:style-name="T13">n</text:span></text:p>
          </draw:text-box>
        </draw:frame>
        <draw:frame draw:style-name="gr2" draw:text-style-name="P2" draw:id="id5" draw:layer="layout" svg:width="8.255cm" svg:height="2.156cm" svg:x="1.143cm" svg:y="7.239cm">
          <draw:text-box>
            <text:p text:style-name="P1"><text:span text:style-name="T14">B.</text:span><text:span text:style-name="T2"> Update Species</text:span></text:p>
            <text:p text:style-name="P1"><text:span text:style-name="T20">ρ</text:span><text:span text:style-name="T10">(2)</text:span><text:span text:style-name="T5">, (</text:span><text:span text:style-name="T3">ρh)</text:span><text:span text:style-name="T4">(1)</text:span><text:span text:style-name="T3">, </text:span><text:span text:style-name="T20">(ρX</text:span><text:span text:style-name="T9">k</text:span><text:span text:style-name="T8">)</text:span><text:span text:style-name="T10">(2)</text:span><text:span text:style-name="T3">, T</text:span><text:span text:style-name="T4">(1)</text:span><text:span text:style-name="T7"> </text:span></text:p>
            <text:p text:style-name="P1"><text:span text:style-name="T7">ρ</text:span><text:span text:style-name="T6">0</text:span><text:span text:style-name="T4">(2a)</text:span><text:span text:style-name="T11">, p</text:span><text:span text:style-name="T12">0</text:span><text:span text:style-name="T13">n</text:span><text:span text:style-name="T11">, (ρh)</text:span><text:span text:style-name="T12">0</text:span><text:span text:style-name="T13">n</text:span></text:p>
          </draw:text-box>
        </draw:frame>
        <draw:frame draw:style-name="gr3" draw:text-style-name="P3" draw:id="id3" draw:layer="layout" svg:width="8.255cm" svg:height="2.139cm" svg:x="12.573cm" svg:y="0.889cm">
          <draw:text-box>
            <text:p text:style-name="P1"><text:span text:style-name="T14">E.</text:span><text:span text:style-name="T2"> Enforce HSE</text:span></text:p>
            <text:p text:style-name="P1"><text:span text:style-name="T15">ρ</text:span><text:span text:style-name="T16">(2)</text:span><text:span text:style-name="T17">, (</text:span><text:span text:style-name="T15">ρh)</text:span><text:span text:style-name="T16">(1)</text:span><text:span text:style-name="T15">, (ρX</text:span><text:span text:style-name="T18">k</text:span><text:span text:style-name="T19">)</text:span><text:span text:style-name="T16">(2)</text:span><text:span text:style-name="T15">, T</text:span><text:span text:style-name="T16">(1)</text:span><text:span text:style-name="T19"> </text:span></text:p>
            <text:p text:style-name="P1"><text:span text:style-name="T7">ρ</text:span><text:span text:style-name="T6">0</text:span><text:span text:style-name="T4">n+1</text:span><text:span text:style-name="T11">, </text:span><text:span text:style-name="T8">p</text:span><text:span text:style-name="T9">0</text:span><text:span text:style-name="T10">n+1</text:span><text:span text:style-name="T11">, (ρh)</text:span><text:span text:style-name="T12">0</text:span><text:span text:style-name="T13">n</text:span></text:p>
          </draw:text-box>
        </draw:frame>
        <draw:frame draw:style-name="gr3" draw:text-style-name="P3" draw:id="id1" draw:layer="layout" svg:width="8.255cm" svg:height="2.139cm" svg:x="12.573cm" svg:y="4.064cm">
          <draw:text-box>
            <text:p text:style-name="P1"><text:span text:style-name="T14">F.</text:span><text:span text:style-name="T2"> Compute </text:span><text:span text:style-name="T21">ψ</text:span></text:p>
            <text:p text:style-name="P1"><text:span text:style-name="T15">ρ</text:span><text:span text:style-name="T16">(2)</text:span><text:span text:style-name="T17">, (</text:span><text:span text:style-name="T15">ρh)</text:span><text:span text:style-name="T16">(1)</text:span><text:span text:style-name="T15">, (ρX</text:span><text:span text:style-name="T18">k</text:span><text:span text:style-name="T19">)</text:span><text:span text:style-name="T16">(2)</text:span><text:span text:style-name="T15">, T</text:span><text:span text:style-name="T16">(1)</text:span><text:span text:style-name="T19"> </text:span></text:p>
            <text:p text:style-name="P1"><text:span text:style-name="T7">ρ</text:span><text:span text:style-name="T6">0</text:span><text:span text:style-name="T4">n+1</text:span><text:span text:style-name="T7">, p</text:span><text:span text:style-name="T6">0</text:span><text:span text:style-name="T4">n+1</text:span><text:span text:style-name="T7">, (ρh)</text:span><text:span text:style-name="T6">0</text:span><text:span text:style-name="T4">n</text:span></text:p>
          </draw:text-box>
        </draw:frame>
        <draw:frame draw:style-name="gr1" draw:text-style-name="P2" draw:id="id2" draw:layer="layout" svg:width="8.255cm" svg:height="2.155cm" svg:x="12.573cm" svg:y="7.239cm">
          <draw:text-box>
            <text:p text:style-name="P1"><text:span text:style-name="T14">G.</text:span><text:span text:style-name="T2"> Advect Base Enthalpy</text:span></text:p>
            <text:p text:style-name="P1"><text:span text:style-name="T15">ρ</text:span><text:span text:style-name="T16">(2)</text:span><text:span text:style-name="T17">, (</text:span><text:span text:style-name="T15">ρh)</text:span><text:span text:style-name="T16">(2)</text:span><text:span text:style-name="T15">, (ρX</text:span><text:span text:style-name="T18">k</text:span><text:span text:style-name="T19">)</text:span><text:span text:style-name="T16">(2)</text:span><text:span text:style-name="T15">, T</text:span><text:span text:style-name="T16">(1)</text:span><text:span text:style-name="T19"> </text:span></text:p>
            <text:p text:style-name="P1"><text:span text:style-name="T7">ρ</text:span><text:span text:style-name="T6">0</text:span><text:span text:style-name="T4">n+1</text:span><text:span text:style-name="T7">, p</text:span><text:span text:style-name="T6">0</text:span><text:span text:style-name="T4">n+1</text:span><text:span text:style-name="T7">, </text:span><text:span text:style-name="T8">(ρh)</text:span><text:span text:style-name="T9">0</text:span><text:span text:style-name="T10">n+1</text:span></text:p>
          </draw:text-box>
        </draw:frame>
        <draw:frame draw:style-name="gr1" draw:text-style-name="P2" draw:id="id4" draw:layer="layout" svg:width="8.255cm" svg:height="2.155cm" svg:x="12.573cm" svg:y="10.415cm">
          <draw:text-box>
            <text:p text:style-name="P1"><text:span text:style-name="T14">H.</text:span><text:span text:style-name="T2"> Update Enthalpy</text:span></text:p>
            <text:p text:style-name="P1"><text:span text:style-name="T15">ρ</text:span><text:span text:style-name="T16">(2)</text:span><text:span text:style-name="T17">, </text:span><text:span text:style-name="T22">(</text:span><text:span text:style-name="T23">ρh)</text:span><text:span text:style-name="T24">(2)</text:span><text:span text:style-name="T15">, (ρX</text:span><text:span text:style-name="T18">k</text:span><text:span text:style-name="T19">)</text:span><text:span text:style-name="T16">(2)</text:span><text:span text:style-name="T15">, T</text:span><text:span text:style-name="T16">(1)</text:span><text:span text:style-name="T19"> </text:span></text:p>
            <text:p text:style-name="P1"><text:span text:style-name="T7">ρ</text:span><text:span text:style-name="T6">0</text:span><text:span text:style-name="T4">n+1</text:span><text:span text:style-name="T7">, p</text:span><text:span text:style-name="T6">0</text:span><text:span text:style-name="T4">n+1</text:span><text:span text:style-name="T7">, (ρh)</text:span><text:span text:style-name="T6">0</text:span><text:span text:style-name="T4">n+1</text:span></text:p>
          </draw:text-box>
        </draw:frame>
        <draw:frame draw:style-name="gr1" draw:text-style-name="P2" draw:id="id9" draw:layer="layout" svg:width="8.255cm" svg:height="2.155cm" svg:x="12.573cm" svg:y="13.591cm">
          <draw:text-box>
            <text:p text:style-name="P1"><text:span text:style-name="T14">I.</text:span><text:span text:style-name="T2"> Update T</text:span></text:p>
            <text:p text:style-name="P1"><text:span text:style-name="T15">ρ</text:span><text:span text:style-name="T16">(2)</text:span><text:span text:style-name="T17">, (</text:span><text:span text:style-name="T15">ρh)</text:span><text:span text:style-name="T16">(2)</text:span><text:span text:style-name="T15">, (ρX</text:span><text:span text:style-name="T18">k</text:span><text:span text:style-name="T19">)</text:span><text:span text:style-name="T16">(2)</text:span><text:span text:style-name="T15">, </text:span><text:span text:style-name="T23">T</text:span><text:span text:style-name="T24">(2)</text:span></text:p>
            <text:p text:style-name="P1"><text:span text:style-name="T7">ρ</text:span><text:span text:style-name="T6">0</text:span><text:span text:style-name="T4">n+1</text:span><text:span text:style-name="T7">, p</text:span><text:span text:style-name="T6">0</text:span><text:span text:style-name="T4">n+1</text:span><text:span text:style-name="T7">, (ρh)</text:span><text:span text:style-name="T6">0</text:span><text:span text:style-name="T4">n+1</text:span></text:p>
          </draw:text-box>
        </draw:frame>
        <draw:connector draw:style-name="gr4" draw:text-style-name="P4" draw:layer="layout" svg:x1="16.7cm" svg:y1="6.203cm" svg:x2="16.7cm" svg:y2="7.239cm" draw:start-shape="id1" draw:start-glue-point="2" draw:end-shape="id2" draw:end-glue-point="0" svg:d="m16700 6203v1036">
          <text:p/>
        </draw:connector>
        <draw:connector draw:style-name="gr4" draw:text-style-name="P4" draw:layer="layout" svg:x1="16.7cm" svg:y1="3.028cm" svg:x2="16.7cm" svg:y2="4.064cm" draw:start-shape="id3" draw:start-glue-point="2" draw:end-shape="id1" draw:end-glue-point="0" svg:d="m16700 3028v1036">
          <text:p/>
        </draw:connector>
        <draw:connector draw:style-name="gr4" draw:text-style-name="P4" draw:layer="layout" svg:x1="16.7cm" svg:y1="9.394cm" svg:x2="16.7cm" svg:y2="10.415cm" draw:start-shape="id2" draw:start-glue-point="2" draw:end-shape="id4" draw:end-glue-point="0" svg:d="m16700 9394v1021">
          <text:p/>
        </draw:connector>
        <draw:frame draw:style-name="gr1" draw:text-style-name="P2" draw:id="id6" draw:layer="layout" svg:width="8.255cm" svg:height="2.311cm" svg:x="1.143cm" svg:y="10.414cm">
          <draw:text-box>
            <text:p text:style-name="P1"><text:span text:style-name="T14">C.</text:span><text:span text:style-name="T2"> Define </text:span><text:span text:style-name="T21">η</text:span><text:span text:style-name="T25">ρ</text:span></text:p>
            <text:p text:style-name="P1"><text:span text:style-name="T15">ρ</text:span><text:span text:style-name="T16">(2)</text:span><text:span text:style-name="T17">, (</text:span><text:span text:style-name="T15">ρh)</text:span><text:span text:style-name="T16">(1)</text:span><text:span text:style-name="T15">, (ρX</text:span><text:span text:style-name="T18">k</text:span><text:span text:style-name="T19">)</text:span><text:span text:style-name="T16">(2)</text:span><text:span text:style-name="T15">, T</text:span><text:span text:style-name="T16">(1)</text:span><text:span text:style-name="T19"> </text:span></text:p>
            <text:p text:style-name="P1"><text:span text:style-name="T7">ρ</text:span><text:span text:style-name="T6">0</text:span><text:span text:style-name="T4">(2a)</text:span><text:span text:style-name="T11">, p</text:span><text:span text:style-name="T12">0</text:span><text:span text:style-name="T13">n</text:span><text:span text:style-name="T11">, (ρh)</text:span><text:span text:style-name="T12">0</text:span><text:span text:style-name="T13">n</text:span></text:p>
          </draw:text-box>
        </draw:frame>
        <draw:connector draw:style-name="gr4" draw:text-style-name="P4" draw:layer="layout" svg:x1="5.27cm" svg:y1="9.395cm" svg:x2="5.27cm" svg:y2="10.414cm" draw:start-shape="id5" draw:start-glue-point="2" draw:end-shape="id6" draw:end-glue-point="0" svg:d="m5270 9395v1019">
          <text:p/>
        </draw:connector>
        <draw:connector draw:style-name="gr4" draw:text-style-name="P4" draw:layer="layout" svg:x1="5.27cm" svg:y1="12.725cm" svg:x2="5.27cm" svg:y2="13.589cm" draw:start-shape="id6" draw:start-glue-point="2" draw:end-shape="id7" draw:end-glue-point="0" svg:d="m5270 12725v864">
          <text:p/>
        </draw:connector>
        <draw:connector draw:style-name="gr4" draw:text-style-name="P4" draw:layer="layout" svg:x1="9.398cm" svg:y1="14.667cm" svg:x2="12.573cm" svg:y2="1.958cm" draw:start-shape="id7" draw:end-shape="id3" draw:end-glue-point="3" svg:d="m9398 14667h1588v-12709h1587">
          <text:p/>
        </draw:connector>
        <draw:connector draw:style-name="gr4" draw:text-style-name="P4" draw:layer="layout" svg:x1="5.27cm" svg:y1="6.219cm" svg:x2="5.27cm" svg:y2="7.239cm" draw:start-shape="id8" draw:start-glue-point="2" draw:end-shape="id5" draw:end-glue-point="0" svg:d="m5270 6219v1020">
          <text:p/>
        </draw:connector>
        <draw:connector draw:style-name="gr4" draw:text-style-name="P4" draw:layer="layout" svg:x1="16.7cm" svg:y1="12.57cm" svg:x2="16.7cm" svg:y2="13.591cm" draw:start-shape="id4" draw:start-glue-point="2" draw:end-shape="id9" draw:end-glue-point="0" svg:d="m16700 12570v1021">
          <text:p/>
        </draw:connector>
        <draw:frame draw:style-name="gr5" draw:text-style-name="P2" draw:id="id10" draw:layer="layout" svg:width="8.255cm" svg:height="2.155cm" svg:x="1.143cm" svg:y="0.889cm">
          <draw:text-box>
            <text:p text:style-name="P1"><text:span text:style-name="T2">Start of Step 4/8</text:span></text:p>
            <text:p text:style-name="P1"><text:span text:style-name="T3">ρ</text:span><text:span text:style-name="T4">(1)</text:span><text:span text:style-name="T5">, (</text:span><text:span text:style-name="T3">ρh)</text:span><text:span text:style-name="T4">(1)</text:span><text:span text:style-name="T3">, (ρX</text:span><text:span text:style-name="T6">k</text:span><text:span text:style-name="T7">)</text:span><text:span text:style-name="T4">(1)</text:span><text:span text:style-name="T3">, T</text:span><text:span text:style-name="T4">(1)</text:span><text:span text:style-name="T7"> </text:span></text:p>
            <text:p text:style-name="P1"><text:span text:style-name="T7">ρ</text:span><text:span text:style-name="T6">0</text:span><text:span text:style-name="T4">n</text:span><text:span text:style-name="T11">, p</text:span><text:span text:style-name="T12">0</text:span><text:span text:style-name="T13">n</text:span><text:span text:style-name="T11">, (ρh)</text:span><text:span text:style-name="T12">0</text:span><text:span text:style-name="T13">n </text:span><text:span text:style-name="T11">= </text:span><text:span text:style-name="T26">Avg</text:span><text:span text:style-name="T11">[(ρh)</text:span><text:span text:style-name="T13">(1)</text:span><text:span text:style-name="T11">]</text:span></text:p>
          </draw:text-box>
        </draw:frame>
        <draw:connector draw:style-name="gr4" draw:text-style-name="P4" draw:layer="layout" svg:x1="5.27cm" svg:y1="3.044cm" svg:x2="5.27cm" svg:y2="4.064cm" draw:start-shape="id10" draw:start-glue-point="2" svg:d="m5270 3044v10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Michael Zingale</meta:initial-creator>
    <meta:creation-date>2009-09-08T18:45:22</meta:creation-date>
    <dc:date>2009-09-25T13:54:22</dc:date>
    <meta:printed-by>Michael Zingale</meta:printed-by>
    <meta:print-date>2009-09-08T21:03:31</meta:print-date>
    <dc:language>en-US</dc:language>
    <meta:editing-cycles>16</meta:editing-cycles>
    <meta:editing-duration>PT03H23M29S</meta:editing-duration>
    <dc:creator>Michael Zingale</dc:cre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